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94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 fo:font-weight="bold" style:font-weight-asian="bold" style:font-weight-complex="bold"/>
    </style:style>
    <style:style style:name="ce5" style:family="table-cell" style:parent-style-name="Default">
      <style:text-properties fo:language="en" fo:country="US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1020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SIN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SIN([.A3])" office:value-type="string" office:string-value="-7,61923172032141+6,548120040911i" calcext:value-type="string">
            <text:p>-7,61923172032141+6,548120040911i</text:p>
          </table:table-cell>
          <table:table-cell table:formula="of:=IMREAL([.B3] )" office:value-type="float" office:value="-7.61923172032141" calcext:value-type="float">
            <text:p>-7.61923172032141</text:p>
          </table:table-cell>
          <table:table-cell table:formula="of:=IMAGINARY([.B3])" office:value-type="float" office:value="6.548120040911" calcext:value-type="float">
            <text:p>6.5481200409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SIN([.A4])" office:value-type="string" office:string-value="0,909297426825682" calcext:value-type="string">
            <text:p>0,909297426825682</text:p>
          </table:table-cell>
          <table:table-cell table:formula="of:=IMREAL([.B4] )" office:value-type="float" office:value="0.909297426825682" calcext:value-type="float">
            <text:p>0.909297426825682</text:p>
          </table:table-cell>
          <table:table-cell table:formula="of:=IMAGINARY([.B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COS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COS([.A7])" office:value-type="string" office:string-value="-6,58066304055116-7,58155274274654i" calcext:value-type="string">
            <text:p>-6,58066304055116-7,58155274274654i</text:p>
          </table:table-cell>
          <table:table-cell table:formula="of:=IMREAL([.B7] )" office:value-type="float" office:value="-6.58066304055116" calcext:value-type="float">
            <text:p>-6.58066304055116</text:p>
          </table:table-cell>
          <table:table-cell table:formula="of:=IMAGINARY([.B7])" office:value-type="float" office:value="-7.58155274274654" calcext:value-type="float">
            <text:p>-7.581552742746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OS([.A8])" office:value-type="string" office:string-value="-0,416146836547142" calcext:value-type="string">
            <text:p>-0,416146836547142</text:p>
          </table:table-cell>
          <table:table-cell table:formula="of:=IMREAL([.B8] )" office:value-type="float" office:value="-0.416146836547142" calcext:value-type="float">
            <text:p>-0.416146836547142</text:p>
          </table:table-cell>
          <table:table-cell table:formula="of:=IMAGINARY([.B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TAN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TAN([.A11])" office:value-type="string" office:string-value="0,00490825806749606-1,00070953606723i" calcext:value-type="string">
            <text:p>0,00490825806749606-1,00070953606723i</text:p>
          </table:table-cell>
          <table:table-cell table:formula="of:=IMREAL([.B11] )" office:value-type="float" office:value="0.00490825806749606" calcext:value-type="float">
            <text:p>0.004908258067496</text:p>
          </table:table-cell>
          <table:table-cell table:formula="of:=IMAGINARY([.B11])" office:value-type="float" office:value="-1.00070953606723" calcext:value-type="float">
            <text:p>-1.000709536067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TAN([.A12])" office:value-type="string" office:string-value="-2,18503986326152" calcext:value-type="string">
            <text:p>-2,18503986326152</text:p>
          </table:table-cell>
          <table:table-cell table:formula="of:=IMREAL([.B12] )" office:value-type="float" office:value="-2.18503986326152" calcext:value-type="float">
            <text:p>-2.18503986326152</text:p>
          </table:table-cell>
          <table:table-cell table:formula="of:=IMAGINARY([.B1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SEC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SEC([.A15])" office:value-type="string" office:string-value="-0,0652940278579471+0,0752249603027732i" calcext:value-type="string">
            <text:p>-0,0652940278579471+0,0752249603027732i</text:p>
          </table:table-cell>
          <table:table-cell table:formula="of:=IMREAL([.B15] )" office:value-type="float" office:value="-0.0652940278579471" calcext:value-type="float">
            <text:p>-0.065294027857947</text:p>
          </table:table-cell>
          <table:table-cell table:formula="of:=IMAGINARY([.B15])" office:value-type="float" office:value="0.0752249603027732" calcext:value-type="float">
            <text:p>0.07522496030277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SEC([.A16])" office:value-type="string" office:string-value="-2,40299796172238" calcext:value-type="string">
            <text:p>-2,40299796172238</text:p>
          </table:table-cell>
          <table:table-cell table:formula="of:=IMREAL([.B16] )" office:value-type="float" office:value="-2.40299796172238" calcext:value-type="float">
            <text:p>-2.40299796172238</text:p>
          </table:table-cell>
          <table:table-cell table:formula="of:=IMAGINARY([.B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CSC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CSC([.A19])" office:value-type="string" office:string-value="-0,0754898329158637-0,0648774713706355i" calcext:value-type="string">
            <text:p>-0,0754898329158637-0,0648774713706355i</text:p>
          </table:table-cell>
          <table:table-cell table:formula="of:=IMREAL([.B19] )" office:value-type="float" office:value="-0.0754898329158637" calcext:value-type="float">
            <text:p>-0.075489832915864</text:p>
          </table:table-cell>
          <table:table-cell table:formula="of:=IMAGINARY([.B19])" office:value-type="float" office:value="-0.0648774713706355" calcext:value-type="float">
            <text:p>-0.06487747137063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SC([.A20])" office:value-type="string" office:string-value="1,09975017029462" calcext:value-type="string">
            <text:p>1,09975017029462</text:p>
          </table:table-cell>
          <table:table-cell table:formula="of:=IMREAL([.B20] )" office:value-type="float" office:value="1.09975017029462" calcext:value-type="float">
            <text:p>1.09975017029462</text:p>
          </table:table-cell>
          <table:table-cell table:formula="of:=IMAGINARY([.B2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COT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COT([.A23])" office:value-type="string" office:string-value="0,00490118239430447+0,999266927805902i" calcext:value-type="string">
            <text:p>0,00490118239430447+0,999266927805902i</text:p>
          </table:table-cell>
          <table:table-cell table:formula="of:=IMREAL([.B23] )" office:value-type="float" office:value="0.00490118239430447" calcext:value-type="float">
            <text:p>0.004901182394304</text:p>
          </table:table-cell>
          <table:table-cell table:formula="of:=IMAGINARY([.B23])" office:value-type="float" office:value="0.999266927805902" calcext:value-type="float">
            <text:p>0.99926692780590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OT([.A24])" office:value-type="string" office:string-value="-0,457657554360286" calcext:value-type="string">
            <text:p>-0,457657554360286</text:p>
          </table:table-cell>
          <table:table-cell table:formula="of:=IMREAL([.B24] )" office:value-type="float" office:value="-0.457657554360286" calcext:value-type="float">
            <text:p>-0.457657554360286</text:p>
          </table:table-cell>
          <table:table-cell table:formula="of:=IMAGINARY([.B2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SINH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SINH([.A27])" office:value-type="string" office:string-value="-27,0168132580039-3,85373803791938i" calcext:value-type="string">
            <text:p>-27,0168132580039-3,85373803791938i</text:p>
          </table:table-cell>
          <table:table-cell table:formula="of:=IMREAL([.B27] )" office:value-type="float" office:value="-27.0168132580039" calcext:value-type="float">
            <text:p>-27.0168132580039</text:p>
          </table:table-cell>
          <table:table-cell table:formula="of:=IMAGINARY([.B27])" office:value-type="float" office:value="-3.85373803791938" calcext:value-type="float">
            <text:p>-3.853738037919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SINH([.A28])" office:value-type="string" office:string-value="3,62686040784702" calcext:value-type="string">
            <text:p>3,62686040784702</text:p>
          </table:table-cell>
          <table:table-cell table:formula="of:=IMREAL([.B28] )" office:value-type="float" office:value="3.62686040784702" calcext:value-type="float">
            <text:p>3.62686040784702</text:p>
          </table:table-cell>
          <table:table-cell table:formula="of:=IMAGINARY([.B2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COSH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COSH([.A31])" office:value-type="string" office:string-value="-27,0349456030742-3,85115333481178i" calcext:value-type="string">
            <text:p>-27,0349456030742-3,85115333481178i</text:p>
          </table:table-cell>
          <table:table-cell table:formula="of:=IMREAL([.B31] )" office:value-type="float" office:value="-27.0349456030742" calcext:value-type="float">
            <text:p>-27.0349456030742</text:p>
          </table:table-cell>
          <table:table-cell table:formula="of:=IMAGINARY([.B31])" office:value-type="float" office:value="-3.85115333481178" calcext:value-type="float">
            <text:p>-3.8511533348117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OSH([.A32])" office:value-type="string" office:string-value="3,76219569108363" calcext:value-type="string">
            <text:p>3,76219569108363</text:p>
          </table:table-cell>
          <table:table-cell table:formula="of:=IMREAL([.B32] )" office:value-type="float" office:value="3.76219569108363" calcext:value-type="float">
            <text:p>3.76219569108363</text:p>
          </table:table-cell>
          <table:table-cell table:formula="of:=IMAGINARY([.B3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CSCH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CSCH([.A35])" office:value-type="string" office:string-value="-0,036275889628626+0,0051744731840194i" calcext:value-type="string">
            <text:p>-0,036275889628626+0,0051744731840194i</text:p>
          </table:table-cell>
          <table:table-cell table:formula="of:=IMREAL([.B35] )" office:value-type="float" office:value="-0.036275889628626" calcext:value-type="float">
            <text:p>-0.036275889628626</text:p>
          </table:table-cell>
          <table:table-cell table:formula="of:=IMAGINARY([.B35])" office:value-type="float" office:value="0.0051744731840194" calcext:value-type="float">
            <text:p>0.0051744731840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SCH([.A36])" office:value-type="string" office:string-value="0,275720564771783" calcext:value-type="string">
            <text:p>0,275720564771783</text:p>
          </table:table-cell>
          <table:table-cell table:formula="of:=IMREAL([.B36] )" office:value-type="float" office:value="0.275720564771783" calcext:value-type="float">
            <text:p>0.275720564771783</text:p>
          </table:table-cell>
          <table:table-cell table:formula="of:=IMAGINARY([.B3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MSECH(Z)</text:p>
          </table:table-cell>
          <table:table-cell table:style-name="ce4" office:value-type="string" calcext:value-type="string">
            <text:p>IMREAL()</text:p>
          </table:table-cell>
          <table:table-cell table:style-name="ce4" office:value-type="string" calcext:value-type="string">
            <text:p>IMAGINARY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-3i</text:p>
          </table:table-cell>
          <table:table-cell table:formula="of:=IMSECH([.A39])" office:value-type="string" office:string-value="-0,0362534969158689+0,00516434460775318i" calcext:value-type="string">
            <text:p>-0,0362534969158689+0,00516434460775318i</text:p>
          </table:table-cell>
          <table:table-cell table:formula="of:=IMREAL([.B39] )" office:value-type="float" office:value="-0.0362534969158689" calcext:value-type="float">
            <text:p>-0.036253496915869</text:p>
          </table:table-cell>
          <table:table-cell table:formula="of:=IMAGINARY([.B39])" office:value-type="float" office:value="0.00516434460775318" calcext:value-type="float">
            <text:p>0.00516434460775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SECH([.A40])" office:value-type="string" office:string-value="0,26580222883408" calcext:value-type="string">
            <text:p>0,26580222883408</text:p>
          </table:table-cell>
          <table:table-cell table:formula="of:=IMREAL([.B40] )" office:value-type="float" office:value="0.26580222883408" calcext:value-type="float">
            <text:p>0.26580222883408</text:p>
          </table:table-cell>
          <table:table-cell table:formula="of:=IMAGINARY([.B40]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4:43:50.455206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llot</meta:initial-creator>
    <meta:creation-date>2018-03-21T16:40:45.927135054</meta:creation-date>
    <dc:date>2018-04-23T14:52:27.808562046</dc:date>
    <dc:creator>Olivier Hallot</dc:creator>
    <meta:editing-duration>PT1H34M55S</meta:editing-duration>
    <meta:editing-cycles>7</meta:editing-cycles>
    <meta:generator>LibreOffice/6.0.3.2$Linux_X86_64 LibreOffice_project/8f48d515416608e3a835360314dac7e47fd0b821</meta:generator>
    <meta:document-statistic meta:table-count="1" meta:cell-count="120" meta:object-count="0"/>
  </office:meta>
</office:document-meta>
</file>